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6912" officeooo:paragraph-rsid="000b691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cf28c" officeooo:paragraph-rsid="000cf28c" style:font-weight-asian="normal" style:font-weight-complex="normal"/>
    </style:style>
    <style:style style:name="P3" style:family="paragraph" style:parent-style-name="Text_20_body">
      <style:text-properties officeooo:rsid="000cf28c"/>
    </style:style>
    <style:style style:name="P4" style:family="paragraph" style:parent-style-name="Text_20_body">
      <style:paragraph-properties fo:text-align="start" style:justify-single-word="false"/>
      <style:text-properties officeooo:rsid="000cf28c" officeooo:paragraph-rsid="000cf28c"/>
    </style:style>
    <style:style style:name="P5" style:family="paragraph" style:parent-style-name="Heading_20_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ferentes Arquiteturas para Sistemas Operacionai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1"/>
      <text:p text:style-name="P1"/>
      <text:h text:style-name="P5" text:outline-level="1"><text:soft-page-break/>Definição de Arquitetura de Sistemas Operacionais</text:h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22:33:31.358875000</meta:creation-date>
    <dc:date>2015-03-17T15:15:17.238293000</dc:date>
    <meta:editing-duration>P1DT15H58M24S</meta:editing-duration>
    <meta:editing-cycles>3</meta:editing-cycles>
    <meta:generator>LibreOffice/4.3.6.2$MacOSX_X86_64 LibreOffice_project/d50a87b2e514536ed401c18000dad4660b6a169e</meta:generator>
    <meta:document-statistic meta:table-count="0" meta:image-count="0" meta:object-count="0" meta:page-count="2" meta:paragraph-count="2" meta:word-count="11" meta:character-count="99" meta:non-whitespace-character-count="90"/>
  </office:meta>
</office:document-meta>
</file>